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automatic-styles>
    <style:style style:name="P1" style:parent-style-name="Otsikko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P3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4" style:parent-style-name="Standard" style:family="paragraph">
      <style:paragraph-properties fo:margin-bottom="0in"/>
    </style:style>
    <style:style style:name="T5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6" style:parent-style-name="Kappaleenoletusfontti" style:family="text">
      <style:text-properties style:font-name-complex="Calibri" fo:language="en" fo:country="US"/>
    </style:style>
    <style:style style:name="P7" style:parent-style-name="Standard" style:family="paragraph">
      <style:paragraph-properties fo:margin-bottom="0in"/>
    </style:style>
    <style:style style:name="T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T10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P11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12" style:parent-style-name="Standard" style:family="paragraph">
      <style:paragraph-properties fo:margin-bottom="0in"/>
    </style:style>
    <style:style style:name="T1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5" style:parent-style-name="Standard" style:family="paragraph">
      <style:paragraph-properties fo:margin-bottom="0in"/>
    </style:style>
    <style:style style:name="T16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9" style:parent-style-name="Standard" style:family="paragraph">
      <style:paragraph-properties fo:margin-bottom="0in"/>
    </style:style>
    <style:style style:name="T20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1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2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8" style:parent-style-name="Kappaleenoletusfontti" style:family="text">
      <style:text-properties fo:language="en" fo:country="US"/>
    </style:style>
    <style:style style:name="P2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30" style:parent-style-name="Kappaleenoletusfontti" style:family="text">
      <style:text-properties fo:language="en" fo:country="US" style:language-asian="fi" style:country-asian="FI"/>
    </style:style>
    <style:style style:name="T31" style:parent-style-name="Kappaleenoletusfontti" style:family="text">
      <style:text-properties fo:language="en" fo:country="US" style:language-asian="fi" style:country-asian="FI"/>
    </style:style>
    <style:style style:name="T32" style:parent-style-name="Kappaleenoletusfontti" style:family="text">
      <style:text-properties fo:language="en" fo:country="US" style:language-asian="fi" style:country-asian="FI"/>
    </style:style>
    <style:style style:name="P33" style:parent-style-name="Vaintekstinä" style:family="paragraph">
      <style:text-properties fo:language="en" fo:country="US" style:language-asian="fi" style:country-asian="FI"/>
    </style:style>
    <style:style style:name="P34" style:parent-style-name="Vaintekstinä" style:family="paragraph">
      <style:text-properties fo:language="en" fo:country="US"/>
    </style:style>
    <style:style style:name="P35" style:parent-style-name="Vaintekstinä" style:family="paragraph">
      <style:text-properties fo:language="en" fo:country="US"/>
    </style:style>
    <style:style style:name="T36" style:parent-style-name="Hyperlinkki" style:family="text">
      <style:text-properties fo:language="en" fo:country="US"/>
    </style:style>
    <style:style style:name="T37" style:parent-style-name="Hyperlinkki" style:family="text">
      <style:text-properties fo:language="en" fo:country="US"/>
    </style:style>
    <style:style style:name="T38" style:parent-style-name="Hyperlinkki" style:family="text">
      <style:text-properties fo:language="en" fo:country="US"/>
    </style:style>
    <style:style style:name="P3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4" style:parent-style-name="Standard" style:family="paragraph">
      <style:paragraph-properties fo:margin-bottom="0in"/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P55" style:parent-style-name="Standard" style:family="paragraph">
      <style:paragraph-properties fo:margin-bottom="0in"/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P5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62" style:parent-style-name="Hyperlinkki" style:family="text">
      <style:text-properties style:use-window-font-color="true" style:text-underline-type="none" fo:language="en" fo:country="US"/>
    </style:style>
    <style:style style:name="P63" style:parent-style-name="Vaintekstinä" style:family="paragraph">
      <style:text-properties fo:language="en" fo:country="US"/>
    </style:style>
    <style:style style:name="T64" style:parent-style-name="Hyperlinkki" style:family="text">
      <style:text-properties style:use-window-font-color="true" style:text-underline-type="none" fo:language="en" fo:country="US"/>
    </style:style>
    <style:style style:name="T65" style:parent-style-name="Hyperlinkki" style:family="text">
      <style:text-properties style:use-window-font-color="true" style:text-position="super 63.6%" style:text-underline-type="none" fo:language="en" fo:country="US"/>
    </style:style>
    <style:style style:name="T66" style:parent-style-name="Hyperlinkki" style:family="text">
      <style:text-properties style:use-window-font-color="true" style:text-underline-type="none" fo:language="en" fo:country="US"/>
    </style:style>
    <style:style style:name="T67" style:parent-style-name="Hyperlinkki" style:family="text">
      <style:text-properties style:use-window-font-color="true" style:text-underline-type="none" fo:language="en" fo:country="US"/>
    </style:style>
    <style:style style:name="T68" style:parent-style-name="Kappaleenoletusfontti" style:family="text">
      <style:text-properties fo:language="en" fo:country="US"/>
    </style:style>
    <style:style style:name="P69" style:parent-style-name="Vaintekstinä" style:family="paragraph">
      <style:text-properties fo:language="en" fo:country="US"/>
    </style:style>
    <style:style style:name="P70" style:parent-style-name="Vaintekstinä" style:family="paragraph">
      <style:text-properties fo:language="en" fo:country="US"/>
    </style:style>
    <style:style style:name="P71" style:parent-style-name="Vaintekstinä" style:family="paragraph">
      <style:text-properties fo:language="en" fo:country="US"/>
    </style:style>
    <style:style style:name="T72" style:parent-style-name="Hyperlinkki" style:family="text">
      <style:text-properties style:use-window-font-color="true" style:text-underline-type="none" fo:language="en" fo:country="US"/>
    </style:style>
    <style:style style:name="T73" style:parent-style-name="Hyperlinkki" style:family="text">
      <style:text-properties fo:language="en" fo:country="US"/>
    </style:style>
    <style:style style:name="P74" style:parent-style-name="Standard" style:family="paragraph">
      <style:paragraph-properties fo:margin-bottom="0in"/>
      <style:text-properties fo:language="en" fo:country="US"/>
    </style:style>
    <style:style style:name="P75" style:parent-style-name="Standard" style:family="paragraph">
      <style:paragraph-properties fo:margin-bottom="0in"/>
      <style:text-properties fo:language="en" fo:country="US"/>
    </style:style>
    <style:style style:name="P76" style:parent-style-name="Standard" style:family="paragraph">
      <style:paragraph-properties fo:margin-bottom="0in"/>
      <style:text-properties fo:language="en" fo:country="US"/>
    </style:style>
    <style:style style:name="P77" style:parent-style-name="Standard" style:family="paragraph">
      <style:paragraph-properties fo:margin-bottom="0in"/>
    </style:style>
    <style:style style:name="T78" style:parent-style-name="Kappaleenoletusfontti" style:family="text">
      <style:text-properties fo:language="en" fo:country="US"/>
    </style:style>
    <style:style style:name="T79" style:parent-style-name="Hyperlinkki" style:family="text">
      <style:text-properties fo:language="en" fo:country="US"/>
    </style:style>
    <style:style style:name="T80" style:parent-style-name="Kappaleenoletusfontti" style:family="text">
      <style:text-properties fo:language="en" fo:country="US"/>
    </style:style>
    <style:style style:name="T81" style:parent-style-name="Kappaleenoletusfontti" style:family="text">
      <style:text-properties fo:language="en" fo:country="US"/>
    </style:style>
    <style:style style:name="P82" style:parent-style-name="Standard" style:family="paragraph">
      <style:paragraph-properties fo:margin-bottom="0in"/>
      <style:text-properties fo:language="en" fo:country="US"/>
    </style:style>
    <style:style style:name="P8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9" style:parent-style-name="Standard" style:family="paragraph">
      <style:paragraph-properties fo:margin-bottom="0in"/>
    </style:style>
    <style:style style:name="T90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91" style:parent-style-name="Standard" style:family="paragraph">
      <style:paragraph-properties fo:margin-bottom="0in"/>
      <style:text-properties fo:language="en" fo:country="US"/>
    </style:style>
    <style:style style:name="P92" style:parent-style-name="Standard" style:family="paragraph">
      <style:paragraph-properties fo:margin-bottom="0in"/>
    </style:style>
    <style:style style:name="T9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</office:automatic-styles>
  <office:body>
    <office:text text:use-soft-page-breaks="true">
      <text:h text:style-name="P1" text:outline-level="1"><text:span text:style-name="T2">DC SRAP meeting 34</text:span></text:h>
      <text:p text:style-name="P3"/>
      <text:p text:style-name="P4"><text:span text:style-name="T5">Time:<text:s/></text:span><text:span text:style-name="T6">2023-08-29, 15:00-16:00 UTC</text:span></text:p>
      <text:p text:style-name="P7"><text:span text:style-name="T8">Place: Zoom,</text:span><text:span text:style-name="T9"><text:s/></text:span><text:a xlink:href="https://helsinki.zoom.us/j/67426809443?pwd=QmJEdjY0dXFkMC9VWjNnSGx6cFlRdz09" office:target-frame-name="_top" xlink:show="replace"><text:span text:style-name="T10">https://helsinki.zoom.us/j/67426809443?pwd=QmJEdjY0dXFkMC9VWjNnSGx6cFlRdz09</text:span></text:a></text:p>
      <text:p text:style-name="P11"/>
      <text:p text:style-name="P12"><text:span text:style-name="T13">1. Opening of the meeting</text:span></text:p>
      <text:p text:style-name="P14"/>
      <text:p text:style-name="P15"><text:span text:style-name="T16">2. Appointment of the minutes taker</text:span><text:span text:style-name="T17"><text:s/>- Alasdair to take the minutes</text:span></text:p>
      <text:p text:style-name="P18"/>
      <text:p text:style-name="P19"><text:span text:style-name="T20">3. Approval of the agenda</text:span><text:span text:style-name="T21"><text:s/>- approved</text:span></text:p>
      <text:p text:style-name="P22"/>
      <text:p text:style-name="P23">4. Minutes of previous meeting<text:s/>- approved</text:p>
      <text:p text:style-name="P24"/>
      <text:p text:style-name="P25">2023-08-15, number 33</text:p>
      <text:p text:style-name="P26"/>
      <text:p text:style-name="Vaintekstinä"><text:span text:style-name="T27">5.Enumeration</text:span><text:span text:style-name="T28">. (Karen)</text:span></text:p>
      <text:p text:style-name="P29"/>
      <text:p text:style-name="Vaintekstinä"><text:span text:style-name="T30">GitHub is</text:span><text:span text:style-name="T31">sue:<text:s/></text:span><text:a xlink:href="https://github.com/dcmi/dc-srap/issues/28" office:target-frame-name="_top" xlink:show="replace"><text:span text:style-name="T32">https://github.com/dcmi/dc-srap/issues/28</text:span></text:a></text:p>
      <text:p text:style-name="P33"/>
      <text:p text:style-name="P34">Karen’s mock-up of the options we have for enumeration in SRAP:</text:p>
      <text:p text:style-name="P35"/>
      <text:p text:style-name="Vaintekstinä"><text:a xlink:href="https://docs.google.com/document/d/195i84shBv3HXdXS63LmdEafS0gADEaRPnMPPCBShVrE/edit" office:target-frame-name="_top" xlink:show="replace"><text:span text:style-name="T36">https://docs.google.com/document/d/195i84shBv3</text:span><text:bookmark-start text:name="_Hlt146547111"/><text:bookmark-start text:name="_Hlt146547112"/><text:span text:style-name="T37">H</text:span><text:bookmark-end text:name="_Hlt146547111"/><text:bookmark-end text:name="_Hlt146547112"/><text:span text:style-name="T38">XdXS63LmdEafS0gADEaRPnMPPCBShVrE/edit</text:span></text:a></text:p>
      <text:p text:style-name="P39"/>
      <text:p text:style-name="P40">Discussion based on the options presented &amp; decision on which way to proceed.<text:s/></text:p>
      <text:p text:style-name="P41"/>
      <text:p text:style-name="P42">KC: Journal information hierarchical; citation format reverses this. Need hierarchy. Volume/issue most commonly used; used in Fabio– journalVolume and journalIssue. Issue with dct:title – how to differentiate between article title and title of journal?<text:s/></text:p>
      <text:p text:style-name="P43">May use class to indicate type of title</text:p>
      <text:p text:style-name="P44">OS: A which is part of B; associate ISSN with jpurnal title. Journal information includes publisher and date range</text:p>
      <text:p text:style-name="P45">JH: MARC based description – handle via two part solution; move vol/issue/pagination to pt. A</text:p>
      <text:p text:style-name="P46">KC: Flat model<text:s/>needs to distinguish titles – bibo:journal describe with Bibo elements</text:p>
      <text:p text:style-name="P47">Minimal<text:s/>– dct:partOf / bib. Citation shapes A and B; A cannot separate all elements</text:p>
      <text:p text:style-name="P48">OS: Minimal would not pass Usage Board; suggest two level model if possible or flat model if not. Shape B needs dct:identifier. Use bibo:journal for title</text:p>
      <text:p text:style-name="P49">JH: Does Bibo cover other types of publication?</text:p>
      <text:p text:style-name="P50">KC: Useful to look at Bibo and decide which to emphasize</text:p>
      <text:p text:style-name="P51">OS:<text:s/>Test database of grey literature – has<text:s/>different types; documents published as a series is common; publication as book chapter and how to record. ISBN used only separate resource of book.</text:p>
      <text:p text:style-name="P52">KC: What are we developing SRAP for – include newspaper articles?</text:p>
      <text:p text:style-name="P53"/>
      <text:p text:style-name="P54">Action: OS to look at most common COAR types in test database<text:s/>of Finnish grey literature</text:p>
      <text:p text:style-name="P55"/>
      <text:p text:style-name="P56">JH: Continue with 2-part model or flat record</text:p>
      <text:p text:style-name="P57">KC: What is the metadata for?</text:p>
      <text:p text:style-name="P58">JH: Start with Finnish grey lit and decide on widening to include others</text:p>
      <text:p text:style-name="P59">KC: Decide which types and hwo metadata described them; add COAR types to the table – highlight most likely; eliminate unsuitable</text:p>
      <text:p text:style-name="P60">OS: Provide top 10 types initially</text:p>
      <text:p text:style-name="P61">JH: Limit initially and add more later</text:p>
      <text:soft-page-break/>
      <text:p text:style-name="Vaintekstinä"><text:span text:style-name="T62">6. Replacing relatedCode and relatedDataSet with Source &amp; Source type description</text:span></text:p>
      <text:p text:style-name="P63"/>
      <text:p text:style-name="Vaintekstinä"><text:span text:style-name="T64">In the 32</text:span><text:span text:style-name="T65">nd</text:span><text:span text:style-name="T66"><text:s/>meeting, we decided to use Source for description of resources that have had an essential role in the production of the described resource. Proposed el</text:span><text:span text:style-name="T67">ements RelatedCode and RelatedDataSet will be dropped.<text:s/></text:span><text:span text:style-name="T68">Instead, dct:source will be linked to the type of the source material.<text:s/></text:span></text:p>
      <text:p text:style-name="P69"/>
      <text:p text:style-name="P70">This change opens two (at least) additional tasks. First, we need a controlled vocabulary of source materials. Software (instead<text:s/>of code, as suggested by HughP in GitHub) and dataset are obvious choices, but we should discuss if there is a need for additional type values. But adding new terms to the vocabulary will be easier than adding a new element to SRAP. Second, we need to specify syntax for adding the type description to the source specification.</text:p>
      <text:p text:style-name="P71"/>
      <text:p text:style-name="Vaintekstinä"><text:span text:style-name="T72">GitHub issue:<text:s/></text:span><text:a xlink:href="https://github.com/dcmi/dc-srap/issues/9" office:target-frame-name="_top" xlink:show="replace"><text:span text:style-name="T73">https://github.com/dcmi/dc-srap/issues/9</text:span></text:a></text:p>
      <text:p text:style-name="P74"/>
      <text:p text:style-name="P75">In SRAP, Source should IMO only be used if the source resource has had an essential role in the creation of the described resource. A book is not a source unless the described resource is a summary of the book.<text:s/></text:p>
      <text:p text:style-name="P76"/>
      <text:p text:style-name="P77"><text:span text:style-name="T78">The terms to be used should be picked from COAR resource types (</text:span><text:a xlink:href="https://vocabularies.coar-repositories.org/resource_types/" office:target-frame-name="_top" xlink:show="replace"><text:span text:style-name="T79">https://vocabularies.coar-repositories.org/resource_types/</text:span></text:a><text:span text:style-name="T80">) but I am not sure how far we should go. For instance, we can use just dataset, or allow also more accurate COAR terms such as survey data or simulation data. Software<text:s/></text:span><text:span text:style-name="T81">can be divided into research software and source code. <text:s/></text:span></text:p>
      <text:p text:style-name="P82"/>
      <text:p text:style-name="P83">7. Any other business</text:p>
      <text:p text:style-name="P84"/>
      <text:p text:style-name="P85">Juha is retiring; is there a need for a new co-chair?<text:s/></text:p>
      <text:p text:style-name="P86"/>
      <text:p text:style-name="P87">Decide on new co-chair at next meeting</text:p>
      <text:p text:style-name="P88"/>
      <text:p text:style-name="P89"><text:span text:style-name="T90">A presentation on SRAP at the next DCMI Conference in November, at the Community Updates Forum. Any volunteers?<text:s/></text:span></text:p>
      <text:p text:style-name="P91"/>
      <text:p text:style-name="P92"><text:span text:style-name="T93">8. Cl</text:span><text:span text:style-name="T94">osure of the mee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Otsikko1" style:display-name="Otsikk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style:font-name-complex="Calibri Light" fo:color="#2E74B5" fo:font-size="16pt" style:font-size-asian="16pt" style:font-size-complex="16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ohit Devanagari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" style:display-name="Luettelokappal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Vaintekstinä" style:display-name="Vain tekstinä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TML-esimuotoiltu" style:display-name="HTML-esimuotoiltu" style:family="paragraph" style:parent-style-name="Normaali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i" style:country-asian="FI" fo:hyphenate="true"/>
    </style:style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Otsikko1Char" style:display-name="Otsikko 1 Char" style:family="text" style:parent-style-name="Kappaleenoletusfontti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lator-code" style:display-name="relator-code" style:family="text" style:parent-style-name="Kappaleenoletusfontti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aintekstinäChar" style:display-name="Vain tekstinä Char" style:family="text" style:parent-style-name="Kappaleenoletusfontti">
      <style:text-properties style:font-name-asian="Calibri" style:font-name-complex="Times New Roman" style:font-size-complex="10.5pt"/>
    </style:style>
    <style:style style:name="AvattuHyperlinkki" style:display-name="AvattuHyperlinkki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HTML-esimuotoiltuChar" style:display-name="HTML-esimuotoiltu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 style:language-asian="fi" style:country-asian="FI"/>
    </style:style>
    <style:style style:name="cl" style:display-name="cl" style:family="text" style:parent-style-name="Kappaleenoletusfontti"/>
    <style:style style:name="nt" style:display-name="nt" style:family="text" style:parent-style-name="Kappaleenoletusfontti"/>
    <style:style style:name="na" style:display-name="na" style:family="text" style:parent-style-name="Kappaleenoletusfontti"/>
    <style:style style:name="s" style:display-name="s" style:family="text" style:parent-style-name="Kappaleenoletusfontti"/>
    <style:style style:name="Kappaleenoletusfontti1" style:display-name="Kappaleen oletusfontti1" style:family="text"/>
    <style:style style:name="Vaintekstinä1" style:display-name="Vain tekstinä1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yperlinkki1" style:display-name="Hyperlinkki1" style:family="text" style:parent-style-name="Kappaleenoletusfontti1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kala, Juha E</meta:initial-creator>
    <dc:creator>Alasdair MacDonald</dc:creator>
    <meta:creation-date>2023-09-25T13:43:00Z</meta:creation-date>
    <dc:date>2023-09-25T14:39:00Z</dc:date>
    <meta:template xlink:href="Normal" xlink:type="simple"/>
    <meta:editing-cycles>3</meta:editing-cycles>
    <meta:editing-duration>PT336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8" meta:word-count="654" meta:character-count="4379" meta:row-count="31" meta:non-whitespace-character-count="3733"/>
  </office:meta>
</office:document-meta>
</file>